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ertus MT" svg:font-family="'Albertus MT'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in" table:align="right"/>
    </style:style>
    <style:style style:name="Table1.A" style:family="table-column">
      <style:table-column-properties style:column-width="2.2215in"/>
    </style:style>
    <style:style style:name="Table1.B" style:family="table-column">
      <style:table-column-properties style:column-width="2.2785in"/>
    </style:style>
    <style:style style:name="Table8" style:family="table">
      <style:table-properties style:width="4.4938in" table:align="right"/>
    </style:style>
    <style:style style:name="Table8.A" style:family="table-column">
      <style:table-column-properties style:column-width="2.2076in"/>
    </style:style>
    <style:style style:name="Table8.B" style:family="table-column">
      <style:table-column-properties style:column-width="2.2861in"/>
    </style:style>
    <style:style style:name="Table3" style:family="table">
      <style:table-properties style:width="4.4951in" fo:margin-left="0.0097in" fo:margin-right="-0.0014in" table:align="margins"/>
    </style:style>
    <style:style style:name="Table3.A" style:family="table-column">
      <style:table-column-properties style:column-width="2.2076in" style:rel-column-width="32185*"/>
    </style:style>
    <style:style style:name="Table3.B" style:family="table-column">
      <style:table-column-properties style:column-width="2.2875in" style:rel-column-width="33350*"/>
    </style:style>
    <style:style style:name="Table4" style:family="table">
      <style:table-properties style:width="4.4938in" table:align="right"/>
    </style:style>
    <style:style style:name="Table4.A" style:family="table-column">
      <style:table-column-properties style:column-width="2.2076in"/>
    </style:style>
    <style:style style:name="Table4.B" style:family="table-column">
      <style:table-column-properties style:column-width="2.2861in"/>
    </style:style>
    <style:style style:name="Table5" style:family="table">
      <style:table-properties style:width="4.4938in" table:align="right"/>
    </style:style>
    <style:style style:name="Table5.A" style:family="table-column">
      <style:table-column-properties style:column-width="2.2076in"/>
    </style:style>
    <style:style style:name="Table5.B" style:family="table-column">
      <style:table-column-properties style:column-width="2.2861in"/>
    </style:style>
    <style:style style:name="Table7" style:family="table">
      <style:table-properties style:width="4.4938in" table:align="right"/>
    </style:style>
    <style:style style:name="Table7.A" style:family="table-column">
      <style:table-column-properties style:column-width="2.2076in"/>
    </style:style>
    <style:style style:name="Table7.B" style:family="table-column">
      <style:table-column-properties style:column-width="2.2861in"/>
    </style:style>
    <style:style style:name="Table2" style:family="table">
      <style:table-properties style:width="4.5in" table:align="right"/>
    </style:style>
    <style:style style:name="Table2.A" style:family="table-column">
      <style:table-column-properties style:column-width="2.2215in"/>
    </style:style>
    <style:style style:name="Table2.B" style:family="table-column">
      <style:table-column-properties style:column-width="2.2785in"/>
    </style:style>
    <style:style style:name="Table9" style:family="table">
      <style:table-properties style:width="4.4938in" table:align="right"/>
    </style:style>
    <style:style style:name="Table9.A" style:family="table-column">
      <style:table-column-properties style:column-width="2.2076in"/>
    </style:style>
    <style:style style:name="Table9.B" style:family="table-column">
      <style:table-column-properties style:column-width="2.2861in"/>
    </style:style>
    <style:style style:name="Table11" style:family="table">
      <style:table-properties style:width="4.4938in" table:align="right"/>
    </style:style>
    <style:style style:name="Table11.A" style:family="table-column">
      <style:table-column-properties style:column-width="2.2076in"/>
    </style:style>
    <style:style style:name="Table11.B" style:family="table-column">
      <style:table-column-properties style:column-width="2.2861in"/>
    </style:style>
    <style:style style:name="Table11.A1" style:family="table-cell">
      <style:table-cell-properties fo:padding="0in" fo:border="none"/>
    </style:style>
    <style:style style:name="Table10" style:family="table">
      <style:table-properties style:width="4.4875in" table:align="right"/>
    </style:style>
    <style:style style:name="Table10.A" style:family="table-column">
      <style:table-column-properties style:column-width="2.1965in"/>
    </style:style>
    <style:style style:name="Table10.B" style:family="table-column">
      <style:table-column-properties style:column-width="2.291in"/>
    </style:style>
    <style:style style:name="Table10.A1" style:family="table-cell">
      <style:table-cell-properties fo:padding="0in" fo:border="none"/>
    </style:style>
    <style:style style:name="Table12" style:family="table">
      <style:table-properties style:width="4.4938in" table:align="right"/>
    </style:style>
    <style:style style:name="Table12.A" style:family="table-column">
      <style:table-column-properties style:column-width="2.2076in"/>
    </style:style>
    <style:style style:name="Table12.B" style:family="table-column">
      <style:table-column-properties style:column-width="2.2861in"/>
    </style:style>
    <style:style style:name="Table12.2" style:family="table-row">
      <style:table-row-properties style:min-row-height="0.1139in"/>
    </style:style>
    <style:style style:name="Table6" style:family="table">
      <style:table-properties style:width="4.4938in" table:align="right"/>
    </style:style>
    <style:style style:name="Table6.A" style:family="table-column">
      <style:table-column-properties style:column-width="2.2076in"/>
    </style:style>
    <style:style style:name="Table6.B" style:family="table-column">
      <style:table-column-properties style:column-width="2.2861in"/>
    </style:style>
    <style:style style:name="P1" style:family="paragraph" style:parent-style-name="Standard">
      <style:paragraph-properties fo:margin-left="0in" fo:margin-right="0.0626in" style:line-height-at-least="0.25in" fo:text-align="center" style:justify-single-word="false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.0626in" style:line-height-at-least="0.25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.0626in" fo:line-height="100%" fo:text-indent="0in" style:auto-text-indent="false">
        <style:tab-stops>
          <style:tab-stop style:position="0.2in"/>
          <style:tab-stop style:position="4.3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.0626in" style:line-height-at-least="0.2299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.0626in" style:line-height-at-least="0.2299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.0626in" style:line-height-at-least="0.25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left="0in" fo:margin-right="0.0626in" style:line-height-at-least="0.25in" fo:text-indent="0in" style:auto-text-indent="false"/>
      <style:text-properties fo:font-variant="normal" fo:text-transform="none" fo:color="#333333" style:font-name="Helvetica" fo:font-size="14pt" fo:letter-spacing="normal" fo:font-style="normal" fo:font-weight="bold" style:font-size-asian="14pt" style:font-size-complex="14pt"/>
    </style:style>
    <style:style style:name="P8" style:family="paragraph" style:parent-style-name="Standard">
      <style:paragraph-properties fo:margin-left="0in" fo:margin-right="0.0626in" style:line-height-at-least="0.25in" fo:text-indent="0in" style:auto-text-indent="false"/>
      <style:text-properties fo:font-variant="normal" fo:text-transform="none" fo:color="#333333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.0626in" fo:line-height="150%" fo:text-indent="0in" style:auto-text-indent="false"/>
      <style:text-properties fo:font-variant="normal" fo:text-transform="none" fo:color="#333333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.0626in" fo:line-height="150%" fo:text-align="center" style:justify-single-word="false" fo:text-indent="0in" style:auto-text-indent="false"/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margin-left="0in" fo:margin-right="0.0626in" fo:line-height="100%" fo:text-align="center" style:justify-single-word="false" fo:text-indent="0in" style:auto-text-indent="false"/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margin-left="0in" fo:margin-right="0.0626in" style:line-height-at-least="0.25in" fo:text-align="center" style:justify-single-word="false" fo:text-indent="0in" style:auto-text-indent="false"/>
      <style:text-properties style:font-name="Helvetica" fo:font-size="12pt" style:font-size-asian="12pt" style:font-size-complex="12pt"/>
    </style:style>
    <style:style style:name="P13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/>
      <style:text-properties fo:font-variant="normal" fo:text-transform="none" fo:color="#333333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/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15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16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2756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17" style:family="paragraph" style:parent-style-name="Standard" style:master-page-name="">
      <style:paragraph-properties fo:margin-left="0in" fo:margin-right="0.0626in" style:line-height-at-least="0.25in" fo:text-align="center" style:justify-single-word="false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18" style:family="paragraph" style:parent-style-name="Standard" style:master-page-name="">
      <style:paragraph-properties fo:margin-left="0in" fo:margin-right="0.0626in" fo:line-height="100%" fo:text-indent="0in" style:auto-text-indent="false" style:page-number="auto">
        <style:tab-stops>
          <style:tab-stop style:position="0.2in"/>
          <style:tab-stop style:position="4.3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19" style:family="paragraph" style:parent-style-name="Standard" style:master-page-name="">
      <style:paragraph-properties fo:margin-left="0in" fo:margin-right="0.0626in" style:line-height-at-least="0.2299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20" style:family="paragraph" style:parent-style-name="Standard" style:master-page-name="">
      <style:paragraph-properties fo:margin-left="0in" fo:margin-right="0.0626in" style:line-height-at-least="0.2299in" fo:text-indent="0in" style:auto-text-indent="false" style:page-number="auto">
        <style:tab-stops>
          <style:tab-stop style:position="0.2in"/>
          <style:tab-stop style:position="2.2756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P21" style:family="paragraph" style:parent-style-name="Standard" style:master-page-name="">
      <style:paragraph-properties fo:margin-left="0in" fo:margin-right="0.0626in" style:line-height-at-least="0.2299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P22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tyle-asian="italic" style:font-size-complex="12pt" style:font-style-complex="italic"/>
    </style:style>
    <style:style style:name="P23" style:family="paragraph" style:parent-style-name="Standard" style:master-page-name="">
      <style:paragraph-properties fo:margin-left="0in" fo:margin-right="0.0626in" fo:line-height="100%" fo:text-align="center" style:justify-single-word="false" fo:text-indent="0in" style:auto-text-indent="false" style:page-number="auto"/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.0626in" fo:line-height="150%" fo:text-align="center" style:justify-single-word="false" fo:text-indent="0in" style:auto-text-indent="false" fo:break-before="page"/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.0626in" fo:line-height="150%" fo:text-align="center" style:justify-single-word="false" fo:text-indent="0in" style:auto-text-indent="false" fo:break-before="column"/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.0228in" fo:line-height="150%" fo:text-align="center" style:justify-single-word="false" fo:text-indent="0in" style:auto-text-indent="false"/>
      <style:text-properties fo:font-variant="normal" fo:text-transform="none" style:use-window-font-color="true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.0626in" style:line-height-at-least="0.25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paragraph-properties fo:margin-left="0in" fo:margin-right="0.0626in" style:line-height-at-least="0.25in" fo:text-indent="0in" style:auto-text-indent="false">
        <style:tab-stops>
          <style:tab-stop style:position="0.2in"/>
          <style:tab-stop style:position="2.2756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29" style:family="paragraph" style:parent-style-name="Standard">
      <style:paragraph-properties fo:margin-left="0in" fo:margin-right="0.0626in" style:line-height-at-least="0.25in" fo:text-align="center" style:justify-single-word="false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30" style:family="paragraph" style:parent-style-name="Standard">
      <style:paragraph-properties fo:margin-left="0in" fo:margin-right="0.0626in" style:line-height-at-least="0.25in" fo:text-indent="0in" style:auto-text-indent="false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.0626in" style:line-height-at-least="0.25in" fo:text-indent="0in" style:auto-text-indent="false"/>
      <style:text-properties fo:font-variant="normal" fo:text-transform="none" fo:color="#333333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.0626in" fo:line-height="150%" fo:text-align="center" style:justify-single-word="false" fo:text-indent="0in" style:auto-text-indent="false">
        <style:tab-stops>
          <style:tab-stop style:position="0.2in"/>
          <style:tab-stop style:position="4.35in" style:type="right"/>
        </style:tab-stops>
      </style:paragraph-properties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33" style:family="paragraph" style:parent-style-name="Standard">
      <style:paragraph-properties fo:margin-left="0in" fo:margin-right="0.0626in" fo:line-height="100%" fo:text-align="center" style:justify-single-word="false" fo:text-indent="0in" style:auto-text-indent="false"/>
      <style:text-properties fo:font-variant="normal" fo:text-transform="none" fo:color="#333333" style:font-name="Albertus MT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34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35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/>
      <style:text-properties fo:font-variant="normal" fo:text-transform="none" fo:color="#333333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6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37" style:family="paragraph" style:parent-style-name="Standard" style:master-page-name="">
      <style:paragraph-properties fo:margin-left="0in" fo:margin-right="0.0626in" style:line-height-at-least="0.25in" fo:text-indent="0in" style:auto-text-indent="false" style:page-number="auto">
        <style:tab-stops>
          <style:tab-stop style:position="0.2in"/>
          <style:tab-stop style:position="2.3665in" style:type="right"/>
        </style:tab-stops>
      </style:paragraph-properties>
      <style:text-properties fo:font-variant="normal" fo:text-transform="none" fo:color="#333333" style:font-name="Helvetica" fo:font-size="12pt" fo:letter-spacing="normal" fo:font-style="normal" fo:font-weight="normal" style:font-size-asian="12pt" style:font-size-complex="12pt"/>
    </style:style>
    <style:style style:name="P38" style:family="paragraph" style:parent-style-name="Standard">
      <style:paragraph-properties fo:margin-left="0in" fo:margin-right="0.0626in" fo:line-height="150%" fo:text-align="center" style:justify-single-word="false" fo:text-indent="0in" style:auto-text-indent="false" fo:break-before="page">
        <style:tab-stops>
          <style:tab-stop style:position="0.2in"/>
          <style:tab-stop style:position="4.35in" style:type="right"/>
        </style:tab-stops>
      </style:paragraph-properties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.0626in" fo:line-height="150%" fo:text-align="center" style:justify-single-word="false" fo:text-indent="0in" style:auto-text-indent="false" fo:break-before="column">
        <style:tab-stops>
          <style:tab-stop style:position="0.2in"/>
          <style:tab-stop style:position="4.35in" style:type="right"/>
        </style:tab-stops>
      </style:paragraph-properties>
      <style:text-properties fo:font-variant="normal" fo:text-transform="none" fo:color="#333333" style:font-name="Albertus MT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style:font-style-asian="italic" style:font-style-complex="italic"/>
    </style:style>
    <style:style style:name="T2" style:family="text">
      <style:text-properties style:font-style-asian="normal" style:font-style-complex="normal"/>
    </style:style>
    <style:style style:name="T3" style:family="text">
      <style:text-properties fo:color="#4c4c4c"/>
    </style:style>
    <style:style style:name="T4" style:family="text">
      <style:text-properties fo:color="#4c4c4c" fo:font-style="italic" style:font-style-asian="italic" style:font-style-complex="italic"/>
    </style:style>
    <style:style style:name="T5" style:family="text">
      <style:text-properties fo:color="#4c4c4c" style:font-style-asian="normal" style:font-style-complex="normal"/>
    </style:style>
    <style:style style:name="T6" style:family="text">
      <style:text-properties fo:color="#666666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ody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3">Nouns:</text:p>
            <text:p text:style-name="P15"><text:tab/>caj dab <text:span text:style-name="T7">(lub)</text:span><text:tab/>neck</text:p>
            <text:p text:style-name="P16"><text:tab/>caj npab <text:span text:style-name="T7">(txhais)</text:span><text:tab/>arm</text:p>
            <text:p text:style-name="P15"><text:tab/>ceg <text:span text:style-name="T7">(txhais)</text:span><text:tab/>leg</text:p>
            <text:p text:style-name="P15"><text:tab/>di ncauj <text:span text:style-name="T7">(daim)</text:span><text:tab/> lip</text:p>
            <text:p text:style-name="P15"><text:tab/>hauv caug <text:span text:style-name="T7">(lub)</text:span><text:tab/>knee</text:p>
            <text:p text:style-name="P15"><text:tab/>hniav <text:span text:style-name="T7">(cov, tus)</text:span><text:tab/>teeth</text:p>
            <text:p text:style-name="P15"><text:tab/>ko taw <text:span text:style-name="T7">(txhais)</text:span><text:tab/>foot<text:tab/>luj tshib <text:span text:style-name="T7">(lub)</text:span><text:tab/>elbow</text:p>
            <text:p text:style-name="P15"><text:tab/>nplaig <text:span text:style-name="T7">(tus)</text:span><text:tab/>tongue</text:p>
            <text:p text:style-name="P1"><text:tab/>nraub qaum <text:span text:style-name="T7">(lub)</text:span><text:tab/>back</text:p>
            <text:p text:style-name="P15"><text:tab/>ntsej muag <text:span text:style-name="T7">(lub)</text:span><text:tab/>face</text:p>
            <text:p text:style-name="P1"><text:tab/>ntiv taw <text:span text:style-name="T7">(cov, tus)</text:span><text:tab/>back</text:p>
            <text:p text:style-name="P15"><text:tab/>nplaig <text:span text:style-name="T7">(tus)</text:span><text:tab/>toes</text:p>
            <text:p text:style-name="P1"><text:tab/>ntiv tes <text:span text:style-name="T7">(cov, tus)</text:span><text:tab/>fingers</text:p>
            <text:p text:style-name="P15"><text:tab/>ntsws <text:span text:style-name="T7">(lub)</text:span><text:tab/>lungs</text:p>
            <text:p text:style-name="P1"><text:tab/>plab <text:span text:style-name="T7">(lub)</text:span><text:tab/>stomach</text:p>
            <text:p text:style-name="P15"><text:tab/>plaub <text:span text:style-name="T7">(cov, txoj)</text:span><text:tab/>hair</text:p>
            <text:p text:style-name="P1"><text:tab/>plawv <text:span text:style-name="T7">(lub)</text:span><text:tab/>heart</text:p>
            <text:p text:style-name="P15"><text:tab/><text:span text:style-name="T1">pob nsteg </text:span><text:span text:style-name="T7">(lub)</text:span><text:tab/>ear</text:p>
            <text:p text:style-name="P1"><text:tab/><text:span text:style-name="T1">pob tw </text:span><text:span text:style-name="T7">(lub)</text:span><text:tab/>butt</text:p>
            <text:p text:style-name="P15"><text:tab/><text:span text:style-name="T1">pob txha </text:span><text:span text:style-name="T7">(tus)</text:span><text:tab/>bone</text:p>
            <text:p text:style-name="P1"><text:tab/><text:span text:style-name="T2">qhov </text:span><text:span text:style-name="T1">muag </text:span><text:span text:style-name="T7">(lub)</text:span><text:tab/>eye</text:p>
            <text:p text:style-name="P1"><text:tab/><text:span text:style-name="T1">qhov ncauj </text:span><text:span text:style-name="T7">(lub)</text:span><text:tab/> mouth</text:p>
            <text:p text:style-name="P15"><text:tab/><text:span text:style-name="T1">siab </text:span><text:span text:style-name="T7">(lub)</text:span><text:tab/>liver</text:p>
            <text:p text:style-name="P17"><text:tab/>taub hau <text:span text:style-name="T7">(lub)</text:span><text:span text:style-name="T8"> </text:span><text:tab/> head</text:p>
            <text:p text:style-name="P1"><text:tab/><text:span text:style-name="T1">tes </text:span><text:span text:style-name="T7">(txhais) </text:span><text:tab/> hand</text:p>
          </table:table-cell>
          <table:table-cell office:value-type="string">
            <text:p text:style-name="P13">More Nouns:</text:p>
            <text:p text:style-name="P15"><text:tab/>hlwb <text:span text:style-name="T7">(lub)</text:span><text:tab/>brain<text:tab/>mob <text:span text:style-name="T7">(txoj)</text:span><text:tab/>ache/pain</text:p>
            <text:p text:style-name="P30"><text:tab/>ntshav <text:span text:style-name="T7">(cov)</text:span><text:tab/>blood<text:tab/>zog <text:span text:style-name="T7">(lub)</text:span><text:tab/>energy</text:p>
            <text:p text:style-name="P8"/>
            <text:p text:style-name="P8">Verbs:</text:p>
            <text:p text:style-name="P15"><text:tab/>hais<text:tab/>say</text:p>
            <text:p text:style-name="P15"><text:tab/>ev<text:tab/>carry<text:tab/><text:span text:style-name="T1">hnov</text:span><text:tab/> <text:s/><text:span text:style-name="T1">hear</text:span></text:p>
            <text:p text:style-name="P2"><text:tab/><text:span text:style-name="T1">khiav</text:span><text:tab/>run</text:p>
            <text:p text:style-name="P15"><text:tab/><text:span text:style-name="T1">kov</text:span><text:tab/> <text:span text:style-name="T1">feel (touching)</text:span></text:p>
            <text:p text:style-name="P15"><text:tab/><text:span text:style-name="T1">muaj</text:span><text:tab/> <text:s/><text:span text:style-name="T1">have</text:span></text:p>
            <text:p text:style-name="P2"><text:tab/><text:span text:style-name="T1">mus</text:span><text:tab/>go</text:p>
            <text:p text:style-name="P15"><text:tab/>ncaws<text:tab/>kick</text:p>
            <text:p text:style-name="P6"><text:tab/>nkham<text:tab/> crawl</text:p>
            <text:p text:style-name="P15"><text:tab/><text:span text:style-name="T1">plhaw</text:span><text:tab/> <text:span text:style-name="T1">jump</text:span></text:p>
            <text:p text:style-name="P15"><text:tab/><text:span text:style-name="T1">pom</text:span><text:tab/> <text:s/><text:span text:style-name="T1">see</text:span></text:p>
            <text:p text:style-name="P22"><text:tab/>pw<text:tab/>lay</text:p>
            <text:p text:style-name="P6"><text:tab/>pov<text:tab/>throw</text:p>
            <text:p text:style-name="P2"><text:tab/><text:span text:style-name="T1">qw</text:span><text:tab/>yell</text:p>
            <text:p text:style-name="P6"><text:tab/>rho<text:tab/>pull</text:p>
            <text:p text:style-name="P2"><text:tab/><text:span text:style-name="T1">saib</text:span><text:tab/>look/observe</text:p>
            <text:p text:style-name="P6"><text:tab/>sawv<text:tab/>stand</text:p>
            <text:p text:style-name="P2"><text:tab/><text:span text:style-name="T1">thawb</text:span><text:tab/>push</text:p>
            <text:p text:style-name="P6"><text:tab/>tso<text:tab/>drop</text:p>
            <text:p text:style-name="P6"><text:tab/>txav<text:tab/>move</text:p>
          </table:table-cell>
        </table:table-row>
      </table:table>
      <text:p text:style-name="P10">People and Family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13">Nouns:</text:p>
            <text:p text:style-name="P15"><text:tab/>neeg <text:span text:style-name="T7">(tus)</text:span><text:tab/>person</text:p>
            <text:p text:style-name="P16"><text:tab/>kws <text:span text:style-name="T7">(tus)</text:span><text:tab/>skilled person</text:p>
            <text:p text:style-name="P15"><text:tab/>laib <text:span text:style-name="T7">(lub)</text:span><text:tab/>punk</text:p>
            <text:p text:style-name="P15"><text:tab/>neej <text:span text:style-name="T7">(lub)</text:span><text:tab/> life</text:p>
            <text:p text:style-name="P15"><text:tab/>niam <text:span text:style-name="T7">(tus)</text:span><text:tab/>mother</text:p>
            <text:p text:style-name="P15"><text:tab/>ntxhais <text:span text:style-name="T7">(tus)</text:span><text:tab/>daughter</text:p>
            <text:p text:style-name="P15"><text:tab/>npe <text:span text:style-name="T7">(lub)</text:span><text:tab/>name</text:p>
            <text:p text:style-name="P15"><text:tab/>pog <text:span text:style-name="T7">(tus)</text:span><text:tab/>grandmother</text:p>
            <text:p text:style-name="P16"><text:tab/>phooj ywg <text:span text:style-name="T7">(tus)</text:span><text:tab/>friend</text:p>
            <text:p text:style-name="P15"><text:tab/>tub <text:span text:style-name="T7">(tus)</text:span><text:tab/>son</text:p>
            <text:p text:style-name="P15"><text:tab/>txiv<text:tab/> father</text:p>
            <text:p text:style-name="P15"><text:tab/>txiv <text:span text:style-name="T7">(tus)</text:span><text:tab/>husband</text:p>
            <text:p text:style-name="P15"><text:tab/>yawg <text:span text:style-name="T7">(tus)</text:span><text:tab/>grandfather</text:p>
            <text:p text:style-name="P15"><text:tab/></text:p>
          </table:table-cell>
          <table:table-cell office:value-type="string">
            <text:p text:style-name="P8">Verbs:</text:p>
            <text:p text:style-name="P15"><text:tab/>haum<text:tab/>get along/fit</text:p>
            <text:p text:style-name="P15"><text:tab/>hlub<text:tab/>love<text:tab/>hu<text:tab/>call</text:p>
            <text:p text:style-name="P2"><text:tab/>khav<text:tab/>brag<text:tab/>luag<text:tab/>laugh</text:p>
            <text:p text:style-name="P2"><text:tab/>laum<text:tab/>tickle<text:tab/>mloog<text:tab/>listen</text:p>
            <text:p text:style-name="P15"><text:tab/>nco<text:tab/>miss</text:p>
            <text:p text:style-name="P15"><text:tab/>noog<text:tab/>ask</text:p>
            <text:p text:style-name="P2"><text:tab/>nwj<text:tab/>kiss</text:p>
            <text:p text:style-name="P2"><text:tab/>ntsib<text:tab/>meet<text:tab/>ntxhi<text:tab/>whisper</text:p>
            <text:p text:style-name="P2"><text:tab/>nyiam<text:tab/>like</text:p>
            <text:p text:style-name="P2"><text:tab/>pab<text:tab/>help<text:tab/>quaj<text:tab/>cry</text:p>
            <text:p text:style-name="P2"><text:tab/>qawm<text:tab/>hug</text:p>
            <text:p text:style-name="P2"><text:tab/>teb<text:tab/>answer</text:p>
            <text:p text:style-name="P2"><text:tab/>xav<text:tab/>want</text:p>
          </table:table-cell>
        </table:table-row>
      </table:table>
      <text:p text:style-name="P10"/>
      <text:p text:style-name="P24">Clothing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3">Nouns:</text:p>
            <text:p text:style-name="P15"><text:tab/>tiab <text:span text:style-name="T7">(daim)</text:span><text:tab/>skirt</text:p>
            <text:p text:style-name="P16"><text:tab/>tiab <text:span text:style-name="T7">(lub)</text:span><text:tab/>dress</text:p>
            <text:p text:style-name="P16"><text:tab/>kaus mom <text:span text:style-name="T7">(lub)</text:span><text:tab/>hat</text:p>
            <text:p text:style-name="P15"><text:tab/>khau <text:span text:style-name="T7">(nkawm, lub)</text:span><text:tab/>shoes</text:p>
            <text:p text:style-name="P15"><text:tab/>khia mis <text:span text:style-name="T7">(lub)</text:span><text:tab/> bra</text:p>
            <text:p text:style-name="P15"><text:tab/>hnab <text:span text:style-name="T7">(lub)</text:span><text:tab/>bag</text:p>
            <text:p text:style-name="P15"><text:tab/>moo <text:span text:style-name="T7">(lub)</text:span><text:tab/>watch</text:p>
            <text:p text:style-name="P15"><text:tab/>nplhaib <text:span text:style-name="T7">(lub)</text:span><text:tab/>ring</text:p>
            <text:p text:style-name="P15"><text:tab/>saw <text:span text:style-name="T7">(txoj)</text:span><text:tab/>necklace</text:p>
            <text:p text:style-name="P15"><text:tab/>thoom thaub<text:tab/>socks</text:p>
            <text:p text:style-name="P15"><text:tab/>tsho <text:span text:style-name="T7">(lub)</text:span><text:tab/>shirt</text:p>
            <text:p text:style-name="P1"><text:tab/>ris <text:span text:style-name="T7">(lub)</text:span><text:tab/>pants</text:p>
          </table:table-cell>
          <table:table-cell office:value-type="string">
            <text:p text:style-name="P8">Verbs:</text:p>
            <text:p text:style-name="P15"><text:tab/>hle<text:tab/>take off</text:p>
            <text:p text:style-name="P15"><text:tab/>hnav<text:tab/>put on<text:tab/>rhuav<text:tab/>tear</text:p>
            <text:p text:style-name="P15"><text:tab/>xaws<text:tab/>sew</text:p>
          </table:table-cell>
        </table:table-row>
      </table:table>
      <text:p text:style-name="P12"/>
      <text:p text:style-name="P25">Household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13">Nouns:</text:p>
            <text:p text:style-name="P15"><text:tab/>hoob <text:span text:style-name="T7">(lub)</text:span><text:tab/>room</text:p>
            <text:p text:style-name="P16"><text:tab/>duab <text:span text:style-name="T7">(daim)</text:span><text:tab/>picture</text:p>
            <text:p text:style-name="P15"><text:tab/>khw <text:span text:style-name="T7">(lub)</text:span><text:tab/>store</text:p>
            <text:p text:style-name="P15"><text:tab/>khoom<text:tab/>stuff<text:tab/>ncej <text:span text:style-name="T7">(tus)</text:span><text:tab/> pole/pillar</text:p>
            <text:p text:style-name="P15"><text:tab/>ntaub <text:span text:style-name="T7">(daim)</text:span><text:tab/> cloth</text:p>
            <text:p text:style-name="P15"><text:tab/>qhov rais <text:span text:style-name="T7">(lub)</text:span><text:tab/>window</text:p>
            <text:p text:style-name="P15"><text:tab/>qhov rooj <text:span text:style-name="T7">(lub)</text:span><text:tab/>door</text:p>
            <text:p text:style-name="P15"><text:tab/>rooj <text:span text:style-name="T7">(nkawm)</text:span><text:tab/>table</text:p>
            <text:p text:style-name="P15"><text:tab/>teeb <text:span text:style-name="T7">(lub)</text:span><text:tab/>light</text:p>
            <text:p text:style-name="P1"><text:tab/>tog <text:span text:style-name="T7">(lub)</text:span><text:tab/>chair</text:p>
            <text:p text:style-name="P15"><text:tab/>tsev <text:span text:style-name="T7">(lub)</text:span><text:tab/>house</text:p>
            <text:p text:style-name="P15"><text:tab/>tsheb <text:span text:style-name="T7">(lub)</text:span><text:tab/>car</text:p>
            <text:p text:style-name="P15"><text:tab/>tshuab <text:span text:style-name="T7">(lub)</text:span><text:tab/>machine</text:p>
            <text:p text:style-name="P1"><text:tab/>txaj <text:span text:style-name="T7">(lub)</text:span><text:tab/>bed</text:p>
            <text:p text:style-name="P17"><text:tab/>txee <text:span text:style-name="T7">(lub)</text:span><text:tab/>cabinet</text:p>
          </table:table-cell>
          <table:table-cell office:value-type="string">
            <text:p text:style-name="P8">Verbs:</text:p>
            <text:p text:style-name="P15"><text:tab/>da dej<text:tab/>bathe<text:tab/>hau lwm<text:tab/>work<text:tab/>kaw<text:tab/>close<text:tab/>los<text:tab/>come (family)</text:p>
            <text:p text:style-name="P15"><text:tab/>muag<text:tab/>sell<text:tab/>ncaim<text:tab/>leave<text:tab/>nyiag<text:tab/>steal</text:p>
            <text:p text:style-name="P2"><text:tab/>poob<text:tab/>misplace/lose</text:p>
            <text:p text:style-name="P15"><text:tab/>qhib<text:tab/>open</text:p>
            <text:p text:style-name="P2"><text:tab/>so<text:tab/>rest<text:tab/>tawm<text:tab/>leave (command)<text:tab/>tsab<text:tab/>drive<text:tab/>tuaj<text:tab/>come</text:p>
            <text:p text:style-name="P2"><text:tab/>xauv<text:tab/>rent<text:tab/>xyuas<text:tab/>visit</text:p>
            <text:p text:style-name="P2"><text:tab/>yuav<text:tab/>buy</text:p>
          </table:table-cell>
        </table:table-row>
      </table:table>
      <text:p text:style-name="P12"/>
      <text:p text:style-name="P24">Kitchen</text:p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3">Nouns:</text:p>
            <text:p text:style-name="P15"><text:tab/>dej <text:span text:style-name="T7">(cov)</text:span><text:tab/>water<text:tab/>dib <text:span text:style-name="T7">(lub)</text:span><text:tab/>cucumber<text:tab/>diav <text:span text:style-name="T7">(lub)</text:span><text:tab/>spoon</text:p>
            <text:p text:style-name="P15"><text:tab/>diav rawg <text:span text:style-name="T7">(rab)</text:span><text:tab/>fork<text:tab/>dos <text:span text:style-name="T7">(lub)</text:span><text:tab/>onion</text:p>
            <text:p text:style-name="P16"><text:tab/>fwj <text:span text:style-name="T7">(lub)</text:span><text:tab/>bottle</text:p>
            <text:p text:style-name="P16"><text:tab/>khaub rhuab <text:span text:style-name="T7">(tus)</text:span><text:tab/>broom</text:p>
            <text:p text:style-name="P15"><text:tab/>khob <text:span text:style-name="T7">(lub)</text:span><text:tab/>cup</text:p>
            <text:p text:style-name="P15"><text:tab/>kua <text:span text:style-name="T7">(cov)</text:span><text:tab/>liquid</text:p>
            <text:p text:style-name="P15"><text:tab/>kua txob <text:span text:style-name="T7">(lub)</text:span><text:tab/>peper<text:tab/>lauj kaub <text:span text:style-name="T7">(lub)</text:span><text:tab/> pot</text:p>
            <text:p text:style-name="P16"><text:tab/>mij <text:span text:style-name="T7">(lub)</text:span><text:tab/>noodles</text:p>
            <text:p text:style-name="P15"><text:tab/>mov <text:span text:style-name="T7">(cov, pob)</text:span><text:tab/>rice</text:p>
            <text:p text:style-name="P15"><text:tab/>phaj <text:span text:style-name="T7">(lub)</text:span><text:tab/>plate</text:p>
            <text:p text:style-name="P15"><text:tab/>qaib <text:span text:style-name="T7">(daim)</text:span><text:tab/> meat</text:p>
            <text:p text:style-name="P15"><text:tab/>qe <text:span text:style-name="T7">(lub)</text:span><text:tab/>egg</text:p>
            <text:p text:style-name="P15"><text:tab/>riam <text:span text:style-name="T7">(rab)</text:span><text:tab/>knife</text:p>
            <text:p text:style-name="P15"><text:tab/>rawg tais <text:span text:style-name="T7">(rab)</text:span><text:tab/>chopstick</text:p>
            <text:p text:style-name="P15"><text:tab/>tais <text:span text:style-name="T7">(lub)</text:span><text:tab/>bowl</text:p>
            <text:p text:style-name="P15"><text:tab/>tshuaj <text:span text:style-name="T7">(pob)</text:span><text:tab/>medicine</text:p>
            <text:p text:style-name="P15"><text:tab/>txiv <text:span text:style-name="T7">(lub)</text:span><text:tab/>fruit</text:p>
            <text:p text:style-name="P15"><text:tab/>yias <text:span text:style-name="T7">(lub)</text:span><text:tab/>frying pan</text:p>
            <text:p text:style-name="P15"><text:tab/>zaub <text:span text:style-name="T7">(cov)</text:span><text:tab/>vegetables</text:p>
          </table:table-cell>
          <table:table-cell office:value-type="string">
            <text:p text:style-name="P8">Verbs:</text:p>
            <text:p text:style-name="P15"><text:tab/>haus<text:tab/>drink<text:tab/>huv<text:tab/>clean/neat<text:tab/>ntxuav<text:tab/>wash</text:p>
            <text:p text:style-name="P15"><text:tab/>noj<text:tab/>eat<text:tab/>nqos<text:tab/>swallow<text:tab/>ntxais<text:tab/>suck<text:tab/>saj<text:tab/>taste<text:tab/>qhwv<text:tab/>steal</text:p>
            <text:p text:style-name="P2"><text:tab/>sim<text:tab/>try<text:tab/>tawv<text:tab/>peel</text:p>
            <text:p text:style-name="P15"><text:tab/>tseg<text:tab/>spare<text:tab/>tsw<text:tab/>smell<text:tab/>tos<text:tab/>wait<text:tab/>zom<text:tab/>chew</text:p>
          </table:table-cell>
        </table:table-row>
      </table:table>
      <text:p text:style-name="P12"/>
      <text:p text:style-name="P25">Outdoors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13">Nouns:</text:p>
            <text:p text:style-name="P15"><text:tab/>av <text:span text:style-name="T7">(daim)</text:span><text:tab/>dirt/ground</text:p>
            <text:p text:style-name="P16"><text:tab/>choj <text:span text:style-name="T7">(lub)</text:span><text:tab/>bridge</text:p>
            <text:p text:style-name="P15"><text:tab/>hmab <text:span text:style-name="T7">(tsob)</text:span><text:tab/>vine</text:p>
            <text:p text:style-name="P15"><text:tab/>hnub <text:span text:style-name="T7">(lub)</text:span><text:tab/> sun</text:p>
            <text:p text:style-name="P15"><text:tab/>hli <text:span text:style-name="T7">(lub)</text:span><text:tab/>moon</text:p>
            <text:p text:style-name="P15"><text:tab/>kev <text:span text:style-name="T7">(txoj)</text:span><text:tab/>path</text:p>
            <text:p text:style-name="P15"><text:tab/>ncaws <text:span text:style-name="T2">pob</text:span><text:tab/>soccer</text:p>
            <text:p text:style-name="P15"><text:tab/>nkoj <text:span text:style-name="T7">(lub)</text:span><text:tab/>boat</text:p>
            <text:p text:style-name="P15"><text:tab/>nroj <text:span text:style-name="T7">(tsob)</text:span><text:tab/>weed</text:p>
            <text:p text:style-name="P15"><text:tab/>ntob <text:span text:style-name="T2">pob</text:span><text:tab/> volley ball</text:p>
            <text:p text:style-name="P16"><text:tab/>ntoo <text:span text:style-name="T7">(tsob)</text:span><text:tab/>tree</text:p>
            <text:p text:style-name="P16"><text:tab/>ntuj <text:span text:style-name="T7">(lub)</text:span><text:tab/>sky</text:p>
            <text:p text:style-name="P15"><text:tab/>nyav <text:span text:style-name="T7">(tus)</text:span><text:tab/>valley</text:p>
            <text:p text:style-name="P15"><text:tab/>nyom <text:span text:style-name="T7">(cov)</text:span><text:tab/> grass</text:p>
            <text:p text:style-name="P15"><text:tab/>paj <text:span text:style-name="T7">(lub, tsob)</text:span><text:tab/>plant/flower</text:p>
            <text:p text:style-name="P15"><text:tab/>pas <text:span text:style-name="T7">(tus)</text:span><text:tab/>stick<text:tab/>pob <text:span text:style-name="T7">(lub)</text:span><text:tab/>ball</text:p>
            <text:p text:style-name="P15"><text:tab/>roob <text:span text:style-name="T7">(lub)</text:span><text:tab/>mountain</text:p>
            <text:p text:style-name="P15"><text:tab/>suab <text:span text:style-name="T7">(tsob)</text:span><text:tab/>bush</text:p>
            <text:p text:style-name="P2"><text:tab/>teb <text:span text:style-name="T7">(daim)</text:span><text:tab/>farm</text:p>
            <text:p text:style-name="P16"><text:tab/>tuj lub <text:span text:style-name="T7">(lub)</text:span><text:tab/>top (game)</text:p>
            <text:p text:style-name="P2"><text:tab/>tsua <text:span text:style-name="T7">(lub)</text:span><text:tab/>cave</text:p>
            <text:p text:style-name="P15"><text:tab/>vaj <text:span text:style-name="T7">(lub)</text:span><text:tab/>garden</text:p>
            <text:p text:style-name="P15"><text:tab/>xyoob <text:span text:style-name="T7">(tsob)</text:span><text:tab/>bamboo</text:p>
            <text:p text:style-name="P2"><text:tab/>zeb <text:span text:style-name="T7">(lub)</text:span><text:tab/>rock</text:p>
          </table:table-cell>
          <table:table-cell office:value-type="string">
            <text:p text:style-name="P8">Verbs:</text:p>
            <text:p text:style-name="P15"><text:tab/>khawb<text:tab/>dig<text:tab/>nce<text:tab/>climb</text:p>
            <text:p text:style-name="P2"><text:tab/>ncig<text:tab/>roam/explore<text:tab/>nkaum<text:tab/>hide</text:p>
            <text:p text:style-name="P15"><text:tab/>ntab<text:tab/>float</text:p>
            <text:p text:style-name="P2"><text:tab/>si<text:tab/>play</text:p>
            <text:p text:style-name="P2"/>
          </table:table-cell>
        </table:table-row>
      </table:table>
      <text:p text:style-name="P12"/>
      <text:p text:style-name="P25"><text:soft-page-break/>Animals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3">Nouns:</text:p>
            <text:p text:style-name="P15"><text:tab/>daj <text:span text:style-name="T7">(tus)</text:span><text:tab/>bear</text:p>
            <text:p text:style-name="P16"><text:tab/>dev <text:span text:style-name="T7">(tus)</text:span><text:tab/>dog</text:p>
            <text:p text:style-name="P15"><text:tab/>hma <text:span text:style-name="T7">(tus)</text:span><text:tab/>wolf</text:p>
            <text:p text:style-name="P15"><text:tab/>kab <text:span text:style-name="T7">(tus)</text:span><text:tab/>beetle</text:p>
            <text:p text:style-name="P15"><text:tab/>kheb <text:span text:style-name="T7">(luv)</text:span><text:tab/>alligator</text:p>
            <text:p text:style-name="P2"><text:tab/>lom <text:span text:style-name="T7">(cov)</text:span><text:tab/>venom/poison</text:p>
            <text:p text:style-name="P15"><text:tab/>miv <text:span text:style-name="T7">(tus)</text:span><text:tab/> cat</text:p>
            <text:p text:style-name="P15"><text:tab/>muv <text:span text:style-name="T7">(tus)</text:span><text:tab/>bee</text:p>
            <text:p text:style-name="P15"><text:tab/>nas <text:span text:style-name="T7">(tus)</text:span><text:tab/>rodent</text:p>
            <text:p text:style-name="P15"><text:tab/>nees <text:span text:style-name="T7">(tus)</text:span><text:tab/>horse</text:p>
            <text:p text:style-name="P15"><text:tab/>noog <text:span text:style-name="T7">(tus)</text:span><text:tab/>bird</text:p>
            <text:p text:style-name="P15"><text:tab/>npua <text:span text:style-name="T7">(tus)</text:span><text:tab/>pig</text:p>
            <text:p text:style-name="P1"><text:tab/>nquab <text:span text:style-name="T7">(lub)</text:span><text:tab/>dove/quail</text:p>
            <text:p text:style-name="P15"><text:tab/>ntses <text:span text:style-name="T7">(lub)</text:span><text:tab/>fish</text:p>
            <text:p text:style-name="P1"><text:tab/>ntxhw <text:span text:style-name="T6">(</text:span><text:span text:style-name="T7">tus)</text:span><text:tab/>elephant</text:p>
            <text:p text:style-name="P15"><text:tab/>nyuj <text:span text:style-name="T6">(</text:span><text:span text:style-name="T7">tus)</text:span><text:tab/>cow<text:tab/>qav <text:span text:style-name="T7">(tus)</text:span><text:tab/>frog</text:p>
            <text:p text:style-name="P1"><text:tab/>qaib <text:span text:style-name="T7">(tus)</text:span><text:tab/>chicken</text:p>
            <text:p text:style-name="P15"><text:tab/>tw <text:span text:style-name="T4">(</text:span><text:span text:style-name="T7">tus)</text:span><text:tab/>tail</text:p>
            <text:p text:style-name="P1"><text:tab/>tsiaj <text:span text:style-name="T7">(tus)</text:span><text:tab/>animal</text:p>
            <text:p text:style-name="P15"><text:tab/>tsov <text:span text:style-name="T7">(tus)</text:span><text:tab/>tiger</text:p>
            <text:p text:style-name="P1"><text:tab/>vaub ki <text:span text:style-name="T7">(tus)</text:span><text:tab/>turtle</text:p>
            <text:p text:style-name="P15"><text:tab/>yaj <text:span text:style-name="T7">(tus)</text:span><text:tab/>sheep</text:p>
            <text:p text:style-name="P1"><text:tab/>zaj <text:span text:style-name="T7">(tus)</text:span><text:tab/>dragon</text:p>
          </table:table-cell>
          <table:table-cell office:value-type="string">
            <text:p text:style-name="P8">Verbs:</text:p>
            <text:p text:style-name="P15"><text:tab/>caij<text:tab/>ride</text:p>
            <text:p text:style-name="P2"><text:tab/>coj<text:tab/>guide/lead</text:p>
            <text:p text:style-name="P15"><text:tab/>cuab<text:tab/>trap<text:tab/>hem<text:tab/>scare</text:p>
            <text:p text:style-name="P15"><text:tab/>plev<text:tab/>sting</text:p>
            <text:p text:style-name="P6"><text:tab/>qwj<text:tab/> <text:s/>squeal</text:p>
            <text:p text:style-name="P6"><text:tab/>tom<text:tab/>bite</text:p>
            <text:p text:style-name="P2"><text:tab/><text:span text:style-name="T1">tua</text:span><text:tab/>kill</text:p>
            <text:p text:style-name="P15"><text:tab/><text:span text:style-name="T1">tuag</text:span><text:tab/> <text:span text:style-name="T1">die (less respectful)</text:span></text:p>
            <text:p text:style-name="P15"><text:tab/><text:span text:style-name="T1">ya</text:span><text:tab/> <text:s/><text:span text:style-name="T1">fly</text:span></text:p>
            <text:p text:style-name="P15"><text:tab/><text:span text:style-name="T1">zov</text:span><text:tab/> <text:s/><text:span text:style-name="T1">care/guard</text:span></text:p>
          </table:table-cell>
        </table:table-row>
      </table:table>
      <text:p text:style-name="P10"/>
      <text:p text:style-name="P25">Tools and Weapons</text:p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13">Nouns:</text:p>
            <text:p text:style-name="P15"><text:tab/>ciaj <text:span text:style-name="T7">(rab)</text:span><text:tab/>pliers</text:p>
            <text:p text:style-name="P15"><text:tab/>duav <text:span text:style-name="T7">(rab)</text:span><text:tab/>shovel</text:p>
            <text:p text:style-name="P2"><text:tab/>hlau <text:span text:style-name="T7">(txoj, daim)</text:span><text:tab/>metal</text:p>
            <text:p text:style-name="P2"><text:tab/>hlau <text:span text:style-name="T7">(rab)</text:span><text:tab/>hoe</text:p>
            <text:p text:style-name="P16"><text:tab/>hlua <text:span text:style-name="T7">(txoj)</text:span><text:tab/>rope</text:p>
            <text:p text:style-name="P15"><text:tab/>hmuv <text:span text:style-name="T7">(rab)</text:span><text:tab/>spear</text:p>
            <text:p text:style-name="P15"><text:tab/>ntaj <text:span text:style-name="T7">(rab)</text:span><text:tab/> sword</text:p>
            <text:p text:style-name="P15"><text:tab/>ntaiv <text:span text:style-name="T7">(tus)</text:span><text:tab/>ladder</text:p>
            <text:p text:style-name="P15"><text:tab/>rauj <text:span text:style-name="T7">(rab)</text:span><text:tab/>hammer</text:p>
            <text:p text:style-name="P15"><text:tab/>thoob <text:span text:style-name="T7">(lub)</text:span><text:tab/>bucket</text:p>
          </table:table-cell>
          <table:table-cell office:value-type="string">
            <text:p text:style-name="P8">Verbs:</text:p>
            <text:p text:style-name="P15"><text:tab/>dam<text:tab/>break in two</text:p>
            <text:p text:style-name="P15"><text:tab/>hno<text:tab/>insert/puncture<text:tab/>kho<text:tab/>fix</text:p>
            <text:p text:style-name="P15"><text:tab/>koom<text:tab/>join</text:p>
            <text:p text:style-name="P2"><text:tab/>nkaug<text:tab/>stab</text:p>
            <text:p text:style-name="P2"><text:tab/>ntaus<text:tab/>hit/strike</text:p>
            <text:p text:style-name="P2"><text:tab/>ntsuas<text:tab/>measure<text:tab/>puas<text:tab/>break (machinery)</text:p>
            <text:p text:style-name="P15"><text:tab/>phob<text:tab/>use wastefully</text:p>
            <text:p text:style-name="P2"><text:tab/>quav<text:tab/>separate/divide</text:p>
            <text:p text:style-name="P2"><text:tab/>siv<text:tab/>use</text:p>
            <text:p text:style-name="P2"><text:tab/>tawg<text:tab/>explode/burst</text:p>
            <text:p text:style-name="P2"><text:tab/>tu<text:tab/>break (stringy things)</text:p>
            <text:p text:style-name="P2"><text:tab/>txiav<text:tab/>cut/clip</text:p>
          </table:table-cell>
        </table:table-row>
      </table:table>
      <text:p text:style-name="P12"/>
      <text:p text:style-name="P25"><text:soft-page-break/>Literature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">Nouns:</text:p>
            <text:p text:style-name="P15"><text:tab/>dab neeg <text:span text:style-name="T7">(txoj)</text:span><text:tab/>story</text:p>
            <text:p text:style-name="P16"><text:tab/>dab <text:span text:style-name="T7">(tus)</text:span><text:tab/>monster</text:p>
            <text:p text:style-name="P15"><text:tab/>kev <text:span text:style-name="T7">(txoj)</text:span><text:tab/>way of</text:p>
            <text:p text:style-name="P15"><text:tab/>lus <text:span text:style-name="T7">(lo, cov)</text:span><text:tab/> word</text:p>
            <text:p text:style-name="P15"><text:tab/>npiv <text:span text:style-name="T7">(tus)</text:span><text:tab/>pen</text:p>
            <text:p text:style-name="P15"><text:tab/>ntawv <text:span text:style-name="T7">(phau)</text:span><text:tab/>book</text:p>
            <text:p text:style-name="P15"><text:tab/>moo <text:span text:style-name="T7">(txoj)</text:span><text:tab/>news/report</text:p>
            <text:p text:style-name="P15"><text:tab/>qhov <text:span text:style-name="T7">(lub)</text:span><text:tab/>hole/thing</text:p>
            <text:p text:style-name="P15"><text:tab/>yeem <text:span text:style-name="T7">(txoj)</text:span><text:tab/> symbol</text:p>
            <text:p text:style-name="P15"><text:tab/>xaum <text:span text:style-name="T7">(tus)</text:span><text:tab/>writing utensil</text:p>
            <text:p text:style-name="P15"><text:tab/>zos <text:span text:style-name="T7">(lub)</text:span><text:tab/>village</text:p>
          </table:table-cell>
          <table:table-cell table:style-name="Table11.A1" office:value-type="string">
            <text:p text:style-name="P8">Verbs:</text:p>
            <text:p text:style-name="P15"><text:tab/>kawm<text:tab/>study/learn</text:p>
            <text:p text:style-name="P15"><text:tab/>kos<text:tab/>mark/engrave<text:tab/>nyeeg<text:tab/>read</text:p>
            <text:p text:style-name="P2"><text:tab/>paub<text:tab/>know</text:p>
            <text:p text:style-name="P2"><text:tab/>piav<text:tab/>explain</text:p>
            <text:p text:style-name="P15"><text:tab/>qhia<text:tab/>teach/tell</text:p>
            <text:p text:style-name="P2"><text:tab/>qog<text:tab/>copy</text:p>
            <text:p text:style-name="P2"><text:tab/>sau<text:tab/>write</text:p>
            <text:p text:style-name="P2"><text:tab/>to taub<text:tab/>understand</text:p>
            <text:p text:style-name="P2"><text:tab/>txhais<text:tab/>translate</text:p>
          </table:table-cell>
        </table:table-row>
        <table:table-row>
          <table:table-cell table:style-name="Table11.A1" table:number-columns-spanned="2" office:value-type="string">
            <text:p text:style-name="P23"/>
            <text:p text:style-name="P11">Spiritual</text:p>
            <text:p text:style-name="P33"/>
          </table:table-cell>
          <table:covered-table-cell/>
        </table:table-row>
        <table:table-row>
          <table:table-cell table:style-name="Table11.A1" office:value-type="string">
            <text:p text:style-name="P13">Nouns:</text:p>
            <text:p text:style-name="P15"><text:tab/>plig <text:span text:style-name="T7">(tus)</text:span><text:tab/>spirit</text:p>
            <text:p text:style-name="P15"><text:tab/>hmoov <text:span text:style-name="T7">(txoj)</text:span><text:tab/>luck</text:p>
            <text:p text:style-name="P16"><text:tab/>mlom <text:span text:style-name="T7">(lub)</text:span><text:tab/>sculpture/idol<text:tab/>neeb <text:span text:style-name="T7">(tus)</text:span><text:tab/>shaman<text:tab/>tshawj <text:span text:style-name="T7">(lub)</text:span><text:tab/>church</text:p>
            <text:p text:style-name="P30"><text:tab/>Vajtswv <text:span text:style-name="T7">(tus)</text:span><text:tab/>god</text:p>
          </table:table-cell>
          <table:table-cell table:style-name="Table11.A1" office:value-type="string">
            <text:p text:style-name="P8">Verbs:</text:p>
            <text:p text:style-name="P15"><text:tab/>hloov<text:tab/>change/evolve</text:p>
            <text:p text:style-name="P2"><text:tab/>ntseeg<text:tab/>believe</text:p>
            <text:p text:style-name="P15"><text:tab/>thov<text:tab/>pray</text:p>
            <text:p text:style-name="P2"><text:tab/>txib<text:tab/>command</text:p>
          </table:table-cell>
        </table:table-row>
      </table:table>
      <text:p text:style-name="P25">Miscellaneou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">Nouns:</text:p>
            <text:p text:style-name="P15"/>
            <text:p text:style-name="P28"/>
            <text:p text:style-name="P15"/>
            <text:p text:style-name="P2"/>
            <text:p text:style-name="P2"/>
            <text:p text:style-name="P2"/>
            <text:p text:style-name="P2"/>
            <text:p text:style-name="P2"/>
            <text:p text:style-name="P14"/>
          </table:table-cell>
          <table:table-cell table:style-name="Table10.A1" office:value-type="string">
            <text:p text:style-name="P8">Verbs:</text:p>
            <text:p text:style-name="P15"><text:tab/>coj<text:tab/>bring<text:tab/>dag<text:tab/>lie</text:p>
            <text:p text:style-name="P2"><text:tab/>kiv<text:tab/>spin</text:p>
            <text:p text:style-name="P2"><text:tab/>kawg<text:tab/>end<text:tab/>npuaj<text:tab/>slap</text:p>
            <text:p text:style-name="P2"><text:tab/>nres<text:tab/>stop<text:tab/>ntob<text:tab/>hit</text:p>
            <text:p text:style-name="P15"><text:tab/>peg<text:tab/>beat/hit</text:p>
            <text:p text:style-name="P2"><text:tab/>pib<text:tab/>begin<text:tab/>poob<text:tab/>fall<text:tab/>rhuav<text:tab/>take down</text:p>
            <text:p text:style-name="P2"><text:tab/>xaiv<text:tab/>choose</text:p>
          </table:table-cell>
        </table:table-row>
      </table:table>
      <text:p text:style-name="P10"/>
      <text:p text:style-name="P24">Basics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13">Colors:</text:p>
            <text:p text:style-name="P15"><text:tab/>dawb <text:span text:style-name="T7">(xim)</text:span><text:tab/>white</text:p>
            <text:p text:style-name="P16"><text:tab/>daj <text:span text:style-name="T7">(xim)</text:span><text:tab/>yellow</text:p>
            <text:p text:style-name="P15"><text:tab/>dub <text:span text:style-name="T7">(xim)</text:span><text:tab/>black</text:p>
            <text:p text:style-name="P15"><text:tab/>ntsuab <text:span text:style-name="T7">(xim)</text:span><text:tab/> green</text:p>
            <text:p text:style-name="P15"><text:tab/>kas fes <text:span text:style-name="T7">(xim)</text:span><text:tab/>brown</text:p>
            <text:p text:style-name="P15"><text:tab/>liab <text:span text:style-name="T7">(xim)</text:span><text:tab/>red</text:p>
            <text:p text:style-name="P15"><text:tab/>leeg <text:span text:style-name="T7">(xim)</text:span><text:tab/>blue</text:p>
            <text:p text:style-name="P15"><text:tab/>paj yeeb <text:span text:style-name="T7">(xim)</text:span><text:tab/>purple</text:p>
            <text:p text:style-name="P15"><text:tab/>txaij <text:span text:style-name="T7">(xim)</text:span><text:tab/> striped</text:p>
            <text:p text:style-name="P15"><text:tab/>txho tshuav <text:span text:style-name="T7">(xim)</text:span><text:tab/>gray</text:p>
            <text:p text:style-name="P15"><text:tab/>xoob <text:span text:style-name="T7">(xim)</text:span><text:tab/>orange</text:p>
          </table:table-cell>
          <table:table-cell office:value-type="string">
            <text:p text:style-name="P8">Numbers:</text:p>
            <text:p text:style-name="P15"><text:tab/>ib<text:tab/>1</text:p>
            <text:p text:style-name="P15"><text:tab/>ob<text:tab/>2<text:tab/>peb<text:tab/>3</text:p>
            <text:p text:style-name="P2"><text:tab/>plaub<text:tab/>4</text:p>
            <text:p text:style-name="P2"><text:tab/>tsib<text:tab/>5</text:p>
            <text:p text:style-name="P15"><text:tab/>rau<text:tab/>6</text:p>
            <text:p text:style-name="P2"><text:tab/>xya<text:tab/>7</text:p>
            <text:p text:style-name="P2"><text:tab/>yi<text:tab/>8</text:p>
            <text:p text:style-name="P2"><text:tab/>cuaj<text:tab/>9<text:tab/>kaum<text:tab/>10</text:p>
          </table:table-cell>
        </table:table-row>
        <table:table-row table:style-name="Table12.2">
          <table:table-cell office:value-type="string">
            <text:p text:style-name="P13"/>
          </table:table-cell>
          <table:table-cell office:value-type="string">
            <text:p text:style-name="P7"/>
          </table:table-cell>
        </table:table-row>
      </table:table>
      <text:p text:style-name="P9">Classifiers:</text:p>
      <text:p text:style-name="P18"><text:tab/><text:span text:style-name="T4">lub</text:span><text:tab/>round, large, buildings<text:tab/><text:span text:style-name="T4">tus</text:span><text:tab/>people, animals, long, straight, systems</text:p>
      <text:p text:style-name="P18"><text:tab/><text:span text:style-name="T4">leej</text:span><text:tab/>important people</text:p>
      <text:p text:style-name="P18"><text:tab/><text:span text:style-name="T4">phau</text:span><text:tab/>books</text:p>
      <text:p text:style-name="P18"><text:tab/><text:span text:style-name="T4">daim</text:span><text:tab/>flat objects</text:p>
      <text:p text:style-name="P18"><text:tab/><text:span text:style-name="T4">txoj</text:span><text:tab/>abstract, long, flexible</text:p>
      <text:p text:style-name="P18"><text:tab/><text:span text:style-name="T4">zaj</text:span><text:tab/>paragraphs, speeches</text:p>
      <text:p text:style-name="P18"><text:tab/><text:span text:style-name="T4">lo</text:span><text:tab/>single words</text:p>
      <text:p text:style-name="P18"><text:tab/><text:span text:style-name="T4">tsob</text:span><text:tab/>plants</text:p>
      <text:p text:style-name="P3"><text:tab/><text:span text:style-name="T4">rab</text:span><text:tab/>tools used with hands</text:p>
      <text:p text:style-name="P3"><text:tab/><text:span text:style-name="T4">nkawm</text:span><text:tab/>pairs</text:p>
      <text:p text:style-name="P3"><text:tab/><text:span text:style-name="T4">pob</text:span><text:tab/>packets</text:p>
      <text:p text:style-name="P3"><text:tab/><text:span text:style-name="T4">pluas</text:span><text:tab/>meals</text:p>
      <text:p text:style-name="P3"><text:tab/><text:span text:style-name="T4">yav</text:span><text:tab/>time of day</text:p>
      <text:p text:style-name="P3"><text:tab/><text:span text:style-name="T4">pawg</text:span><text:tab/>groups,herds<text:tab/><text:span text:style-name="T4">txhais</text:span><text:tab/>body parts<text:tab/><text:span text:style-name="T4">cov, tej</text:span><text:tab/>plural, multiple</text:p>
      <text:p text:style-name="P25">Description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3">Adjectives:</text:p>
            <text:p text:style-name="P19"><text:tab/><text:span text:style-name="T5">ceev</text:span><text:span text:style-name="T2"><text:tab/>fast</text:span></text:p>
            <text:p text:style-name="P20"><text:tab/><text:span text:style-name="T3">qeeb</text:span><text:tab/>slow</text:p>
            <text:p text:style-name="P21"><text:tab/><text:span text:style-name="T3">loj</text:span><text:tab/>big</text:p>
            <text:p text:style-name="P21"><text:tab/>me<text:tab/> small</text:p>
            <text:p text:style-name="P21"><text:tab/><text:span text:style-name="T3">zoo</text:span><text:tab/>good</text:p>
            <text:p text:style-name="P21"><text:tab/><text:span text:style-name="T3">phem</text:span><text:tab/>bad</text:p>
            <text:p text:style-name="P21"><text:tab/><text:span text:style-name="T3">rog</text:span><text:tab/>fat</text:p>
            <text:p text:style-name="P21"><text:tab/><text:span text:style-name="T3">yuag</text:span><text:tab/>skinny</text:p>
            <text:p text:style-name="P21"><text:tab/><text:span text:style-name="T3">ntse</text:span><text:tab/> smart</text:p>
            <text:p text:style-name="P21"><text:tab/><text:span text:style-name="T3">ruam</text:span><text:tab/>dumb</text:p>
            <text:p text:style-name="P21"><text:tab/><text:span text:style-name="T3">siab</text:span><text:tab/>tall</text:p>
            <text:p text:style-name="P5"><text:tab/><text:span text:style-name="T3">luv</text:span><text:tab/>short</text:p>
            <text:p text:style-name="P21"><text:tab/><text:span text:style-name="T3">sib</text:span><text:tab/> light</text:p>
            <text:p text:style-name="P5"><text:tab/><text:span text:style-name="T3">hnyav</text:span><text:tab/>heavy<text:tab/><text:span text:style-name="T3">ntiav</text:span><text:tab/> shallow</text:p>
            <text:p text:style-name="P5"><text:tab/><text:span text:style-name="T3">tob</text:span><text:tab/>deep<text:tab/><text:span text:style-name="T3">nyuaj</text:span><text:tab/> difficult</text:p>
            <text:p text:style-name="P5"><text:tab/><text:span text:style-name="T3">yooj yim</text:span><text:tab/>easy<text:tab/><text:span text:style-name="T3">kim</text:span><text:tab/>expensive</text:p>
            <text:p text:style-name="P5"><text:tab/><text:span text:style-name="T3">pheej yig</text:span><text:tab/> cheap</text:p>
            <text:p text:style-name="P5"><text:tab/><text:span text:style-name="T3">tuab</text:span><text:tab/>thick<text:tab/><text:span text:style-name="T3">nyuas</text:span><text:tab/> thin</text:p>
            <text:p text:style-name="P5"><text:tab/><text:span text:style-name="T3">txawv</text:span><text:tab/> different</text:p>
            <text:p text:style-name="P5"><text:tab/><text:span text:style-name="T3">tseeb</text:span><text:tab/>true</text:p>
            <text:p text:style-name="P5"><text:tab/><text:span text:style-name="T3">kawg</text:span><text:tab/> extremely</text:p>
            <text:p text:style-name="P4"><text:span text:style-name="T2"><text:tab/></text:span><text:span text:style-name="T5">kawg nkaus</text:span><text:span text:style-name="T2"><text:tab/>incredibly<text:tab/></text:span><text:span text:style-name="T5">tsis tsua</text:span><text:span text:style-name="T2"><text:tab/>not really</text:span></text:p>
          </table:table-cell>
          <table:table-cell office:value-type="string">
            <text:p text:style-name="P8">Prepositions:</text:p>
            <text:p text:style-name="P15"><text:tab/>dhau<text:tab/>through</text:p>
            <text:p text:style-name="P15"><text:tab/>hauv<text:tab/>in</text:p>
            <text:p text:style-name="P2"><text:tab/>hauv qab<text:tab/>under/beneath</text:p>
            <text:p text:style-name="P2"><text:tab/>ncig<text:tab/>around</text:p>
            <text:p text:style-name="P15"><text:tab/>nram<text:tab/>downhill</text:p>
            <text:p text:style-name="P2"><text:tab/>nraum<text:tab/>outside</text:p>
            <text:p text:style-name="P2"><text:tab/>ntawm<text:tab/>of</text:p>
            <text:p text:style-name="P2"><text:tab/>ntawd<text:tab/>that/there<text:tab/>pem<text:tab/>up hill</text:p>
            <text:p text:style-name="P2"><text:tab/>qab<text:tab/>below</text:p>
            <text:p text:style-name="P2"><text:tab/>saum<text:tab/>above/on</text:p>
            <text:p text:style-name="P2"><text:tab/>tim<text:tab/>over there</text:p>
            <text:p text:style-name="P2"><text:tab/>tom<text:tab/> there (near)</text:p>
            <text:p text:style-name="P2"><text:tab/>tom qab<text:tab/>behind</text:p>
          </table:table-cell>
        </table:table-row>
        <table:table-row>
          <table:table-cell office:value-type="string">
            <text:p text:style-name="P13"/>
          </table:table-cell>
          <table:table-cell office:value-type="string">
            <text:p text:style-name="P7"/>
          </table:table-cell>
        </table:table-row>
      </table:table>
      <text:p text:style-name="P38">Notes</text:p>
      <text:p text:style-name="P32"/>
      <text:p text:style-name="P39">Notes</text:p>
      <text:p text:style-name="P32"/>
      <text:p text:style-name="P38">Notes</text:p>
      <text:p text:style-name="P32"/>
      <text:p text:style-name="P39">No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ertus MT" svg:font-family="'Albertus MT'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writing-mode="lr-tb" style:footnote-max-height="0in">
        <style:background-image/>
        <style:columns fo:column-count="2">
          <style:column-sep style:width="0.0008in" style:color="#000000" style:height="100%"/>
          <style:column style:rel-width="7202*" fo:start-indent="0in" fo:end-indent="0.498in"/>
          <style:column style:rel-width="7198*" fo:start-indent="0.498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57:20.22</meta:creation-date>
    <dc:date>2014-12-12T12:48:00.56</dc:date>
    <meta:editing-duration>PT7H20M13S</meta:editing-duration>
    <meta:editing-cycles>339</meta:editing-cycles>
    <meta:generator>OpenOffice.org/3.4.1$Win32 OpenOffice.org_project/341m1$Build-9593</meta:generator>
    <meta:print-date>2014-12-04T13:12:02.07</meta:print-date>
    <meta:document-statistic meta:table-count="12" meta:image-count="0" meta:object-count="0" meta:page-count="8" meta:paragraph-count="364" meta:word-count="1080" meta:character-count="6242"/>
  </office:meta>
</office:document-meta>
</file>